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9000000910DDA1D4500BF0364.png" manifest:media-type="image/png"/>
  <manifest:file-entry manifest:full-path="Pictures/1000020100000300000003001FF931C78A5AAB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acc" officeooo:paragraph-rsid="000fdacc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fdacc" officeooo:paragraph-rsid="000fdacc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fdacc" officeooo:paragraph-rsid="000fdac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5b12d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898311" officeooo:paragraph-rsid="0089831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8eab30" officeooo:paragraph-rsid="008eab3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normal" officeooo:rsid="005e4256" officeooo:paragraph-rsid="000fdac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5cf8b0" officeooo:paragraph-rsid="007f4a9c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5pt" fo:font-weight="bold" officeooo:rsid="008598e3" officeooo:paragraph-rsid="008598e3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8eab30" officeooo:paragraph-rsid="008eab30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95151a" officeooo:paragraph-rsid="0095151a" style:font-size-asian="15pt" style:font-weight-asian="bold" style:font-size-complex="15pt" style:font-weight-complex="bold"/>
    </style:style>
    <style:style style:name="T1" style:family="text">
      <style:text-properties officeooo:rsid="0083e431"/>
    </style:style>
    <style:style style:name="T2" style:family="text">
      <style:text-properties officeooo:rsid="008a73a0"/>
    </style:style>
    <style:style style:name="T3" style:family="text">
      <style:text-properties officeooo:rsid="00940238"/>
    </style:style>
    <style:style style:name="fr1" style:family="graphic" style:parent-style-name="Graphics">
      <style:graphic-properties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902in" svg:width="5.0965in" svg:height="5.0965in" draw:z-index="0">
        <draw:image xlink:href="Pictures/1000020100000300000003001FF931C78A5AAB48.png" xlink:type="simple" xlink:show="embed" xlink:actuate="onLoad" loext:mime-type="image/png"/>
      </draw:frame>
      <text:p text:style-name="P2">EP-Lab0<text:span text:style-name="T3">4</text:span>-2021</text:p>
      <text:p text:style-name="P3">Olaru Gabriel Iulian, 342C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5"/>
      <text:p text:style-name="P4"/>
      <text:p text:style-name="P4"/>
      <text:p text:style-name="P4"/>
      <text:p text:style-name="P4"><draw:frame draw:style-name="fr2" draw:name="Image21" text:anchor-type="paragraph" svg:x="0.1709in" svg:y="2.4055in" svg:width="6.6929in" svg:height="0.6028in" draw:z-index="1"><draw:image xlink:href="Pictures/1000000000000649000000910DDA1D4500BF0364.png" xlink:type="simple" xlink:show="embed" xlink:actuate="onLoad" loext:mime-type="image/png"/></draw:frame></text:p>
      <text:p text:style-name="P4"/>
      <text:p text:style-name="P4"/>
      <text:p text:style-name="P4"/>
      <text:p text:style-name="P9"/>
      <text:p text:style-name="P10">EX1:</text:p>
      <text:p text:style-name="P7"/>
      <text:p text:style-name="P12">TaskA:</text:p>
      <text:p text:style-name="P12">TaskB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3:12:38.250919369</meta:creation-date>
    <dc:date>2021-10-31T11:27:48.019476269</dc:date>
    <meta:editing-duration>PT4H30M8S</meta:editing-duration>
    <meta:editing-cycles>48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8" meta:character-count="56" meta:non-whitespace-character-count="53"/>
  </office:meta>
</office:document-meta>
</file>